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Normal" style:family="paragraph">
      <style:paragraph-properties fo:break-before="page"/>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paragraph-properties fo:break-before="page"/>
      <style:text-properties fo:font-weight="bold" style:font-weight-asian="bold" style:font-weight-complex="bold"/>
    </style:style>
    <style:style style:name="T32" style:parent-style-name="DefaultParagraphFont" style:family="text">
      <style:text-properties fo:color="#000000"/>
    </style:style>
    <style:style style:name="T33" style:parent-style-name="DefaultParagraphFont" style:family="text">
      <style:text-properties fo:background-color="#ED1C24"/>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background-color="#ED1C24"/>
    </style:style>
  </office:automatic-styles>
  <office:body>
    <office:text text:use-soft-page-breaks="true">
      <text:p text:style-name="P1">- Assignment cover sheet</text:p>
      <text:p text:style-name="P2">- Print out of my source code,</text:p>
      <text:p text:style-name="P3">Explanation of<text:s/>the<text:s/>approach of implementation</text:p>
      <text:p text:style-name="P4"/>
      <text:p text:style-name="P5">Explanation of the extraction of the region of interest from the image</text:p>
      <text:p text:style-name="Standard">This report won’t discuss the derivation of<text:s/>specific thresholds and numbers, as those numbers were arrived largely from trial and error. Albeit, throughout the report I will be mainly focusing on the ideas which this programme hinges<text:s/>on, and I will be<text:s/>only<text:s/>discussing the pipeline which ultimately gave the best results<text:s/>otherwise, the report will<text:s/>become<text:s/>lengthy. Furthermore,<text:s/>the discussion of handling file input and output won’t be discussed as this process is quite trivial.<text:s/>The assignment was approached by building on top of the algorithms and process built in the practicals, and from assignment one additionally from algorithms and information<text:s/>sourced from<text:s/>YouTube<text:s/>videos and online tutorials, the specific algorithms sourced from the tutorials are<text:s/>referenced<text:s/>in the actual programme.<text:s/>/par</text:p>
      <text:p text:style-name="P6"/>
      <text:p text:style-name="Standard">Computers are not typically as smart as humans, with<text:s/>humans<text:s/>we detect certain<text:s/>features<text:s/>straight<text:s/>away such as digits hence, for a computer<text:s/>to be able to detect features of interest we have to give the computers certain bounds and limits on how the<text:s/>item of interest can be<text:s/>(<text:span text:style-name="T7">reference).</text:span><text:s/>Therefore, with this<text:s/>in<text:s/>mind,<text:s/>the basic<text:s/>approach<text:s/>of this programme is for the algorithm to detect as much bounding boxes<text:s/>around the blobs of the image, and to filter out any bounding box which is<text:s/>not a number<text:s/>this process is allegorical to sifting out wheat.<text:s/>/par</text:p>
      <text:p text:style-name="P8"/>
      <text:p text:style-name="Standard">The first step in this<text:s/>pipeline<text:s/>is to pre-process the image to enable a blob detection algorithm to<text:s/>detect the blobs efficiently and effectively<text:s/>in the<text:s/>image<text:s/>(<text:span text:style-name="T9">reference</text:span>). The pre-processing of the image includes turning the image into the<text:s/>grey-scale<text:s/>colour<text:s/>space as<text:s/>MSER<text:s/>requires the image to be in this<text:s/>colour<text:s/>space. Additionally,<text:s/>grey-scale<text:s/>colour<text:s/>space decreases the memory requirement of the image while<text:s/>keeping<text:s/>the<text:s/>vital information<text:s/>about the image hence, allowing for faster processing times, and blob detection times (<text:span text:style-name="T10">reference)</text:span>. Another<text:s/>pre-processing step which may be required is re-sizing the image if it’s above 900x900 pixels, I have discovered through experimenting and the validation images this algorithm will work well for images below 900x900 pixels this is mainly due to<text:s/>the nature of MSER.<text:s/>Additionally, an image above 900x900 will be great memory overhead hence slowing down processing and detection<text:s/>times of the algorithm<text:s/>(<text:span text:style-name="T11">reference)</text:span>.<text:s/>Furthermore, the image needs to be blurred, so the memory required<text:s/>for the image is<text:s/>decreased<text:s/>but the important features of the image are kept such as edges and corners of the image, the image in the programme will be blurred through<text:s/>the<text:s/>gaussian<text:s/>kernel<text:s/>(<text:span text:style-name="T12">ref</text:span><text:span text:style-name="T13">er</text:span><text:span text:style-name="T14">ence</text:span>). \par</text:p>
      <text:p text:style-name="P15"/>
      <text:p text:style-name="Standard">Thereafter, the image is ready for foreground and background segmentation, and noise removal. This is achieved<text:s/>through<text:s/>the application of<text:s/>Otsu<text:s/>thresholding which will convert the image into a black and white image whereby the black will represent the background of the image, and the white will<text:s/>represent<text:s/>the foreground of the image (<text:span text:style-name="T16">reference</text:span>). This is done because we know that the region of interest (digits)<text:s/>is<text:s/>going to<text:s/>be in<text:s/>the foreground image.<text:s/>Thereafter, the canny edge is conducted on this image, so that algorithm can pick up the edges of the image, this will allow pre-filtering of noisy edges and will pick up the<text:s/>eminent<text:s/>features<text:s/>of the image since gaussian blur and thresholding have already been applied to the image. Once a binary image is created of the<text:s/>edges of the image,<text:s/>morphological<text:s/>operations are done;<text:s/>the first operation which is<text:s/>conducted<text:s/>is erosion, the purpose of this is to remove the very small edges or spots in the image i.e. to remove noise from the image. After<text:s/>the noise has been removed we then dilate the image the purpose is to make the left interesting features of the image to be a lot fuller, to fill inside the edges of the number, and to remove any noise inside foreground areas. After the pre-processing of the image, the image is ready for blob detection<text:s/>through MSER.\par</text:p>
      <text:p text:style-name="P17"/>
      <text:soft-page-break/>
      <text:p text:style-name="Standard">The choice of blob detection was MSER as this was the<text:s/>better-suited blob detection algorithm for the extraction of digits. This is because MSER looks for connected areas, areas of uniform<text:s/>intensity, and an area which is surrounded by a contrasting<text:s/>background (An 2020) which are all criteria which<text:s/>are<text:s/>best suited for detecting digits.<text:s/>It is<text:s/>expect the area of the digits to be connected<text:s/>especially<text:s/>after the morphological<text:s/>dilation operation conducted in the image pre-processing,<text:s/>it’s<text:s/>expect the digit found in the image to be of the same<text:s/>colour<text:s/>hence in a grayscale image this will appear as the same intensity, and finally,<text:s/>we’re going to expect the digits to be sitting on some form of background or plaque hence the digits will be surrounded by a contrasting<text:s/>background. Therefore, making MSER a feasible algorithm for digit<text:s/>detection given the training data. \par</text:p>
      <text:p text:style-name="P18"/>
      <text:p text:style-name="Standard">The last<text:s/>overall<text:s/>stage of the extraction of<text:s/>digits is applying the filters on all the bounding boxes, and deleting bounding boxes<text:s/>which are<text:s/>not digits<text:s/>hence by the end the remaining bounding boxes should be the desired digits. The first filtering which is conducted is<text:s/>concerning<text:s/>the dimension of the bounding boxes, we know that the digits are going to be tall hence digits will have a longer height than width therefore, we’re going to calculate the ratio of height to width of each bounding box and if the ratio is an integer greater<text:s/>than one the height of the bounding box is greater than the width hence, this bounding box is most likely to be a digit. With this observation<text:s/>introduces<text:s/>the first limitation of this algorithm, filtering digits in this manner will not allow<text:s/>detecting<text:s/>digits when the image is 90<text:s/>degrees<text:s/>the width of the bounding boxes will become the height, and the height will suddenly become<text:s/>the<text:s/>width,<text:s/>therefore, if this algorithm was applied to an image which has been<text:s/>rotated<text:s/>90<text:s/>degrees<text:s/>it will<text:s/>filter away the digits in the image. Furthermore, it’s expected that this algorithm will slow down<text:s/>linearly<text:s/>with increasing image size as it will access every single bounding box<text:s/>once<text:s/>in the image thus been an O(N) algorithm.\par</text:p>
      <text:p text:style-name="P19"/>
      <text:p text:style-name="Standard">The next filtering which is done<text:s/>is<text:s/>the clustering and the grouping of bounding boxes, we can assume from the given<text:s/>training<text:s/>data that the digits in the test pictures are going to relatively close to one another<text:s/>at least<text:s/>no more than the width of the bounding box of a digit. Therefore, this<text:s/>algorithm will go through each bounding box, and try to find the pair<text:s/>bounding<text:s/>boxes<text:s/>i.e. a bounding box which is close to the current bounding box then the algorithm will make those two boxes a cluster. The manner this<text:s/>algorithm<text:s/>finds clusters can<text:s/>potentially<text:s/>introduce<text:s/>limitations as boxes can be close together but not be the digits hence, this<text:s/>algorithm can<text:s/>introduce more noise into the image if the filtering in<text:s/>the<text:s/>last step was<text:s/>unsuccessful. Furthermore, it’s expected that this algorithm will<text:s/>increase<text:s/>exponentially<text:s/>with the size of the image, and the number of the bounding boxes as this algorithm is an $O(N^2)$<text:s/>as it touches each bounding boxes<text:s/>at least<text:s/>two times when doing comparisons<text:s/>in one sweep hence doing $N x N$ comparisons. After<text:s/>the group of clusters are found, these pair<text:s/>of<text:s/>bounding boxes are going to be turned into one bounding box hence, this algorithm will look at each<text:s/>pair<text:s/>passed in from<text:s/>finding the bounding boxes, and it will determine the bigger box out of the pair, and will make<text:s/>that bounding box the new bounding box which will represent that pair. \par</text:p>
      <text:p text:style-name="P20"/>
      <text:p text:style-name="Standard">Sequentially, the<text:s/>algorithm<text:s/>will filter the remaining bounding boxes<text:s/>concerning<text:s/>the median area of the remaining<text:s/>bounding<text:s/>boxes, this algorithm is implemented in this order because the dominant remaining bounding boxes are the bounding boxes which are<text:s/>surrounding the<text:s/>digits with extremely small boxes, and extremely large boxes remaining. Hence, since the digits are going to be relatively the same size we will expect that the median area of the bounding boxes to be the area which is a digit or very<text:s/>close<text:s/>to a digit. Therefore, the median area is found, and the interquartile range for the areas of the bounding boxes are found, and any box which lays below or above that inter-quartile range is filtered out. An obvious<text:s/>limitation<text:s/>of this filtering<text:s/>is that it heavily<text:s/>relies<text:s/>on the fact that the previous filters have<text:s/>successfully<text:s/>filtered<text:s/>out<text:s/>a great proportion of the bounding boxes otherwise, this algorithm may<text:s/>filter<text:s/>out<text:s/>the digits if they<text:s/>are<text:s/>still a great proportion of clusters<text:s/>remaining<text:s/>as these clusters<text:s/>can<text:s/>shift<text:s/>the median and<text:s/>filter out the actual digits in the image. This algorithm is expected to linearly increase in time complexity with<text:s/>the<text:s/>increasing number of bounding boxes, and<text:s/><text:soft-page-break/>image size<text:s/>as this algorithm has a time complexity of $O(N)$ as this algorithm only touches each element in its list<text:s/>at least<text:s/>once<text:s/>at each comparison. \par</text:p>
      <text:p text:style-name="P21"/>
      <text:p text:style-name="Standard">Thereafter,<text:s/>non-max<text:s/>suppression<text:s/>is applied to the remaining bounding boxes, non-max suppression is the idea of<text:s/>getting<text:s/>smaller<text:s/>boxes which are inside a bigger box, and or deleting boxes which<text:s/>overlap<text:s/>with another box to a<text:s/>certain<text:s/>degree<text:s/>(Sambasivarao 2019)(Rosebrock 2014). Detecting digits<text:s/>such<text:s/>as a 0 and 8 will result in the inner parts of those digits been detected as a<text:s/>bounding<text:s/>box if this isn’t filtered out this will impact how the<text:s/>algorithm<text:s/>will create the region of interest as the<text:s/>algorithm is going to join the leftmost point with the rightmost<text:s/>corner<text:s/>of the bounding box which is the<text:s/>furthest<text:s/>to the right side relative to the left corner. Therefore,<text:s/>these little areas<text:s/>are going to be filtered out<text:s/>to avoid the region of interest been from the left most corner to the right side corner of one of these boxes. An evident limitation of this algorithm is the use case where the digits are on a plaque where the<text:s/>height of the plaque<text:s/>is greater than the width, hence this bounding box didn’t get filtered out by the previous algorithm and this algorithm will delete each box inside of it which would be the digits for the image. This algorithm is expected to<text:s/>exponentially<text:s/>increase with image size, and with the<text:s/>number<text:s/>of bounding boxes found in an image as the time complexity of<text:s/>this algorithm is going to be $O(N^2)$ as it’s going to do N by N comparisons on each sweep of the algorithm.\par</text:p>
      <text:p text:style-name="P22"/>
      <text:p text:style-name="Standard">Afterwards,<text:s/>simple filtering of the width and the height of the bounding boxes is conducted relative to the median<text:s/>positions<text:s/>of the bounding boxes as the filtering done in the previous steps will have isolated the digits in the image. The same manner as the filtering of the areas was conducted in, is the same manner as<text:s/>these two filters<text:s/>will<text:s/>be conducted<text:s/>in, and these algorithms will have similar time complexities and limitations.\par</text:p>
      <text:p text:style-name="P23"/>
      <text:p text:style-name="Standard">Then after, just as an extra pre-cautious step and to ensure that all the noise in the image is completely removed filtering<text:s/>of the bounding boxes is done relative to the dominant<text:s/>colour<text:s/>in each bounding box. It’s expected that the bounding box of each digit will have the same dominant<text:s/>colour, and they’ll be more bounding boxes with digits left in this stage.<text:s/>Albeit<text:s/>this assumption<text:s/>introduces the<text:s/>limitation<text:s/>of this algorithm which is that it heavily<text:s/>relies<text:s/>on the<text:s/>performance of previous filtering algorithms<text:s/>hence, if the previous algorithms didn’t filter out sufficient amount of boxes this algorithm may end up filtering out the wrong type of boxes. After each dominant<text:s/>colour<text:s/>is found, the idea of filtering each bounding box is the same as the idea discussed when filtering for the area in the image.\par</text:p>
      <text:p text:style-name="P24"/>
      <text:p text:style-name="Standard">The<text:s/>last step<text:s/>is to crop the region of interest, and the digits out of the image, by this stage the filters should’ve filtered out all the bounding boxes which are<text:s/>not<text:s/>digits. Thus, we can<text:s/>extract<text:s/>each of these bounding boxes, and expect to find digits at each<text:s/>position<text:s/>of these bounding boxes. These extractions are the ones which are going to be used when trying to determine what the house number<text:s/>is in the given image. Additionally, from the remaining bounding boxes the algorithm will find the leftmost point in the image, and the rightmost point of the<text:s/>image and join these points together to create a new bounding box, this bounding box will be the<text:s/>bounding box which will contain all the digits of the image.</text:p>
      <text:p text:style-name="P25"/>
      <text:p text:style-name="Standard"/>
      <text:p text:style-name="Standard"/>
      <text:p text:style-name="P26">Explanation of the image classification:</text:p>
      <text:p text:style-name="P27"/>
      <text:p text:style-name="Standard">The<text:s/>classification<text:s/>of this programme<text:s/>is done through a simple implementation of k nearest<text:s/>neighbour<text:s/>(kNN) even though more<text:s/>sophisticated<text:s/>and better-performing classifiers such as support vector machines (SVM),<text:s/>a<text:s/>plethora of neural networks, template matching, and surfeit<text:s/>supervised<text:s/>classifiers<text:s/>could’ve been used to classify the digits but weren’t used because; k<text:s/>nearest<text:s/>neighbour<text:s/>is<text:s/>highly feasible for this application the digits are going to be on a high contrast background with the digits been a unique<text:s/>colour, other<text:s/>classifiers<text:s/>have<text:s/>extra steps and process for classifying which is not need in this use case, and additionally,<text:s/>the<text:s/>fundamental<text:s/>design principle of this programme is KISS (keeping it simple stupid) therefore using other<text:s/>classifiers<text:s/>will over-complicate the classification process of this algorithm.\par</text:p>
      <text:p text:style-name="Standard"/>
      <text:p text:style-name="Standard">Before, we can train the kNN algorithm we need to prepare our data.<text:s/>Typically,<text:s/>you would initially re-size all the<text:s/>training<text:s/>data so that they’re the same dimension although this programme doesn’t do this step as the<text:s/>provided training<text:s/>data<text:s/>is homogeneous in size. Therefore, all we need to do is turn our multiple dimensioned images in<text:s/>row vectors, and for each image,<text:s/>we should have an accompanying list with a label on what each row vector is supposed to be. Then after the data is prepared,<text:s/>we can make kNN<text:s/>classifier<text:s/>by<text:s/>training<text:s/>the row vectors<text:s/>concerning<text:s/>the labels provided. A<text:s/>prevailing<text:s/>problem with supervised learning algorithms is that they<text:s/>tend<text:s/>to<text:s/>overfit<text:s/>to their<text:s/>training<text:s/>data,<text:s/>therefore, to combat against that the<text:s/>training<text:s/>has some additional noise added<text:s/>to<text:s/>it to avoid over-classification by kNN algorithm. \par</text:p>
      <text:p text:style-name="Standard"/>
      <text:p text:style-name="Standard">Thereafter we created our classifier we can use the classifier to classify our desired data. Before we classify our desired data we need to<text:s/>ensure<text:s/>that the data is appropriate for classification hence, we need to ensure that the data to be classified is the same size as the<text:s/>training<text:s/>data which was provided<text:s/>and that the image has some padding from<text:s/>the<text:s/>border of the image and the item to be classified otherwise, this may result in some in-correct classification of the<text:s/>data. Consequently, we use<text:s/>the<text:s/>kNN classifier created in the previous section to classify the data of interest.</text:p>
      <text:p text:style-name="P28"/>
      <text:p text:style-name="P29">Discussion about the produced results:</text:p>
      <text:p text:style-name="P30"/>
      <text:p text:style-name="Standard"/>
      <text:soft-page-break/>
      <text:p text:style-name="P31">References:</text:p>
      <text:p text:style-name="Standard">An. Senjian. 2020. “<text:span text:style-name="T32">Machine Perception Lecture 03”. Power point slides.</text:span><text:span text:style-name="T33">https://learn-ap-southeast-2-prod-fleet01-xythos.s3.ap-southeast-2.amazonaws.com/5dc3e34515a0e/4348643?response-cache-control=private%2C%20max-age%3D21600&amp;response-content-disposition=inline%3B%20filename%2A%3DUTF-8%27%27lecture03_feature_detection.pdf&amp;response-content-type=application%2Fpdf&amp;X-Amz-Algorithm=AWS4-HMAC-SHA256&amp;X-Amz-Date=20201030T210000Z&amp;X-Amz-SignedHeaders=host&amp;X-Amz-Expires=21600&amp;X-Amz-Credential=AKIAYDKQORRYZBCCQFY5%2F20201030%2Fap-southeast-2%2Fs3%2Faws4_request&amp;X-Amz-Signature=4263cc0edf55555ee8cd4010f52d0ea712914f2cc1fbf608a718041516f0a45c</text:span></text:p>
      <text:p text:style-name="P34"/>
      <text:p text:style-name="Standard">Rosebrock, Adrian. 2014. “Non-maximum Suppression for object detection in Python”. Pyimagesearch. https://www.pyimagesearch.com/2014/11/17/non-maximum-suppression-object-detection-python/</text:p>
      <text:p text:style-name="Standard"/>
      <text:p text:style-name="Standard">Sambasivarao, K. 2019. “Non-maximum Suppression (NMS).<text:s/><text:a xlink:href="https://towardsdatascience.com/non-maximum-suppression-nms-93ce178e177c" office:target-frame-name="_top" xlink:show="replace"><text:span text:style-name="Hyperlink">https://towardsdatascience.com/non-maximum-suppression-nms-93ce178e177c</text:span></text:a></text:p>
      <text:p text:style-name="P35"/>
      <text:p text:style-name="P36"/>
      <text:p text:style-name="P37"/>
      <text:p text:style-name="P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awana David Kwaramba</dc:creator>
    <meta:creation-date>2020-10-30T22:03:00Z</meta:creation-date>
    <dc:date>2020-10-31T03:04:00Z</dc:date>
    <meta:template xlink:href="Normal.dotm" xlink:type="simple"/>
    <meta:editing-cycles>125</meta:editing-cycles>
    <meta:editing-duration>PT18780S</meta:editing-duration>
    <meta:document-statistic meta:page-count="5" meta:paragraph-count="34" meta:word-count="2552" meta:character-count="15666" meta:row-count="202" meta:non-whitespace-character-count="13148"/>
  </office:meta>
</office:document-meta>
</file>